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0abff" officeooo:paragraph-rsid="0010abff"/>
    </style:style>
    <style:style style:name="P9" style:family="paragraph" style:parent-style-name="Standard">
      <style:text-properties officeooo:rsid="001d35ae" officeooo:paragraph-rsid="001d35ae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9">Maandag 14/03/2016 1<text:span text:style-name="T8">7:19 =&gt;19:00 <text:s text:c="2"/>Stress test procedure schrijven voor Hall efect stroom sensors</text:span></text:p>
      <text:p text:style-name="P9"><text:s/><text:span text:style-name="T9">dinsdag <text:s/>15/03/2016 10:20 =&gt; <text:s text:c="9"/>print tekenen in alti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5T12:41:47.706000000</dc:date>
    <meta:editing-duration>P1DT6H39M54S</meta:editing-duration>
    <meta:editing-cycles>19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1" meta:word-count="120" meta:character-count="913" meta:non-whitespace-character-count="769"/>
  </office:meta>
</office:document-meta>
</file>